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e6c" officeooo:paragraph-rsid="001d7e6c"/>
    </style:style>
    <style:style style:name="P2" style:family="paragraph" style:parent-style-name="Standard">
      <style:text-properties officeooo:rsid="001d7e6c" officeooo:paragraph-rsid="001ed71c"/>
    </style:style>
    <style:style style:name="P3" style:family="paragraph" style:parent-style-name="Standard">
      <style:text-properties officeooo:rsid="001de49c" officeooo:paragraph-rsid="001de49c"/>
    </style:style>
    <style:style style:name="T1" style:family="text">
      <style:text-properties officeooo:rsid="001ed7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bookdb;</text:p>
      <text:p text:style-name="P1"/>
      <text:p text:style-name="P1">db.createCollection(“bookdb_admin”);</text:p>
      <text:p text:style-name="P1"/>
      <text:p text:style-name="P1">db.bookdb_admin.insert([</text:p>
      <text:p text:style-name="P1">{</text:p>
      <text:p text:style-name="P1"><text:tab/>"_id" : ObjectId("61dc6bd157b1ce70669460ef"),</text:p>
      <text:p text:style-name="P1"><text:tab/>"adminid" : 1,</text:p>
      <text:p text:style-name="P1"><text:tab/>"adminpassword" : "one",</text:p>
      <text:p text:style-name="P1"><text:tab/>"adminname" : "Sairam"</text:p>
      <text:p text:style-name="P1">}.</text:p>
      <text:p text:style-name="P1">{</text:p>
      <text:p text:style-name="P1"><text:tab/>"_id" : ObjectId("61dc6bd157b1ce70669460f0"),</text:p>
      <text:p text:style-name="P1"><text:tab/>"adminid" : 2,</text:p>
      <text:p text:style-name="P1"><text:tab/>"adminpassword" : "two",</text:p>
      <text:p text:style-name="P1"><text:tab/>"adminname" : "Rohith"</text:p>
      <text:p text:style-name="P1">},</text:p>
      <text:p text:style-name="P1">{</text:p>
      <text:p text:style-name="P1"><text:tab/>"_id" : ObjectId("61dc6bd157b1ce70669460f1"),</text:p>
      <text:p text:style-name="P1"><text:tab/>"adminid" : 3,</text:p>
      <text:p text:style-name="P1"><text:tab/>"adminpassword" : "three",</text:p>
      <text:p text:style-name="P1"><text:tab/>"adminname" : "Tasmiya"</text:p>
      <text:p text:style-name="P1">},</text:p>
      <text:p text:style-name="P1">{</text:p>
      <text:p text:style-name="P1"><text:tab/>"_id" : ObjectId("61dc6bd157b1ce70669460f2"),</text:p>
      <text:p text:style-name="P1"><text:tab/>"adminid" : 4,</text:p>
      <text:p text:style-name="P1"><text:tab/>"adminpassword" : "four",</text:p>
      <text:p text:style-name="P1"><text:tab/>"adminname" : "Prasanna"</text:p>
      <text:p text:style-name="P1">},</text:p>
      <text:p text:style-name="P1">{</text:p>
      <text:p text:style-name="P1"><text:tab/>"_id" : ObjectId("61dc6bd157b1ce70669460f3"),</text:p>
      <text:p text:style-name="P1"><text:tab/>"adminid" : 5,</text:p>
      <text:p text:style-name="P1"><text:tab/>"adminpassword" : "five",</text:p>
      <text:p text:style-name="P1"><text:tab/>"adminname" : "Vishwas"</text:p>
      <text:p text:style-name="P1">}])</text:p>
      <text:p text:style-name="P1"/>
      <text:p text:style-name="P1">db.bookdb_admin.find().pretty()</text:p>
      <text:p text:style-name="P1"/>
      <text:p text:style-name="P1"/>
      <text:p text:style-name="P1">---------------------------------------------------------------------------------------</text:p>
      <text:p text:style-name="P1"/>
      <text:p text:style-name="P1"/>
      <text:p text:style-name="P3">user bookdb;</text:p>
      <text:p text:style-name="P3"/>
      <text:p text:style-name="P3">db.createCollection(“bookdb_user”);</text:p>
      <text:p text:style-name="P3"/>
      <text:p text:style-name="P3">db.bookdb_user.insert([{</text:p>
      <text:p text:style-name="P3">{</text:p>
      <text:p text:style-name="P3"><text:tab/>"_id" : ObjectId("61dc6dc657b1ce70669460f4"),</text:p>
      <text:p text:style-name="P3"><text:tab/>"name" : "arun",</text:p>
      <text:p text:style-name="P3"><text:tab/>"usermail" : "arun@gmail.com",</text:p>
      <text:p text:style-name="P3"><text:tab/>"password" : "welcome"</text:p>
      <text:p text:style-name="P3"><text:soft-page-break/>},</text:p>
      <text:p text:style-name="P3">{</text:p>
      <text:p text:style-name="P3"><text:tab/>"_id" : ObjectId("61dc6dc657b1ce70669460f5"),</text:p>
      <text:p text:style-name="P3"><text:tab/>"name" : "ajay",</text:p>
      <text:p text:style-name="P3"><text:tab/>"usermail" : "ajay@gmail.com",</text:p>
      <text:p text:style-name="P3"><text:tab/>"password" : "welcome"</text:p>
      <text:p text:style-name="P3">},</text:p>
      <text:p text:style-name="P3">{</text:p>
      <text:p text:style-name="P3"><text:tab/>"_id" : ObjectId("61dc6dc657b1ce70669460f6"),</text:p>
      <text:p text:style-name="P3"><text:tab/>"name" : "vijay",</text:p>
      <text:p text:style-name="P3"><text:tab/>"usermail" : "vijay@gmail.com",</text:p>
      <text:p text:style-name="P3"><text:tab/>"password" : "welcome"</text:p>
      <text:p text:style-name="P3">}])</text:p>
      <text:p text:style-name="P3"/>
      <text:p text:style-name="P2">db.bookdb_<text:span text:style-name="T1">user</text:span>.find().pretty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22:53:29.049227619</meta:creation-date>
    <dc:date>2022-01-10T23:06:27.185294617</dc:date>
    <meta:editing-duration>PT12M5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123" meta:character-count="1222" meta:non-whitespace-character-count="1124"/>
  </office:meta>
</office:document-meta>
</file>